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1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8.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4.436cm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style:font-name="Ubuntu Mono1" fo:font-size="26pt" style:font-size-asian="26pt" style:font-size-complex="26pt"/>
    </style:style>
    <style:style style:name="P5" style:family="paragraph">
      <style:text-properties fo:font-size="59pt" style:font-size-asian="59pt" style:font-size-complex="59pt"/>
    </style:style>
    <style:style style:name="P6" style:family="paragraph">
      <style:text-properties style:font-name="Ubuntu Mono1"/>
    </style:style>
    <style:style style:name="P7" style:family="paragraph">
      <style:text-properties fo:font-size="57pt" style:font-size-asian="57pt" style:font-size-complex="57pt"/>
    </style:style>
    <style:style style:name="P8" style:family="paragraph">
      <style:text-properties style:font-name="Ubuntu Mono1"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1.5pt" style:font-size-asian="31.5pt" style:font-size-complex="31.5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Ubuntu Mono1" fo:font-size="26pt" style:font-size-asian="26pt" style:font-size-complex="2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Ubuntu Mono1" fo:font-size="24pt" style:font-size-asian="24pt" style:font-size-complex="24pt"/>
    </style:style>
    <style:style style:name="T7" style:family="text">
      <style:text-properties fo:font-size="59pt" style:font-size-asian="59pt" style:font-size-complex="59pt"/>
    </style:style>
    <style:style style:name="T8" style:family="text">
      <style:text-properties style:font-name="Ubuntu Mono1"/>
    </style:style>
    <style:style style:name="T9" style:family="text">
      <style:text-properties fo:font-size="57pt" style:font-size-asian="57pt" style:font-size-complex="57pt"/>
    </style:style>
    <style:style style:name="T10" style:family="text">
      <style:text-properties style:font-name="Ubuntu Mono1" fo:font-size="28pt" style:font-size-asian="28pt" style:font-size-complex="28pt"/>
    </style:style>
    <style:style style:name="T11" style:family="text">
      <style:text-properties style:font-name="Ubuntu Mono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 text:style-name="P1"><text:span text:style-name="T1">One Mixin to Rule Them All?</text:span><text:line-break/><text:span text:style-name="T2">Retina Spriting with SASS and Compass</text:span></text:p>
          </draw:text-box>
        </draw:frame>
        <draw:frame presentation:style-name="pr2" draw:text-style-name="P2" draw:layer="layout" svg:width="23.399cm" svg:height="8.8cm" svg:x="3.2cm" svg:y="10.8cm" presentation:class="outline">
          <draw:text-box>
            <text:p><text:span text:style-name="T3">Jen Zajac, @jenofdoom</text:span></text:p>
            <text:p><text:span text:style-name="T3">with props to Bryn Heveld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3.4cm" svg:height="3.506cm" svg:x="3.2cm" svg:y="4cm" presentation:class="title">
          <draw:text-box>
            <text:p>SASS</text:p>
          </draw:text-box>
        </draw:frame>
        <draw:frame presentation:style-name="pr5" draw:layer="layout" svg:width="23.399cm" svg:height="8.8cm" svg:x="3.2cm" svg:y="10.8cm" presentation:class="outline" presentation:user-transformed="true">
          <draw:text-box>
            <text:list text:style-name="L2">
              <text:list-item>
                <text:p>How many folks here use SASS or another CSS preprocessor?</text:p>
              </text:list-item>
              <text:list-item>
                <text:p>http://sass-lang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Compass</text:p>
          </draw:text-box>
        </draw:frame>
        <draw:frame presentation:style-name="pr2" draw:layer="layout" svg:width="23.399cm" svg:height="8.8cm" svg:x="3.2cm" svg:y="10.8cm" presentation:class="outline">
          <draw:text-box>
            <text:list text:style-name="L2">
              <text:list-item>
                <text:p>Compass is a framework for SASS, which gives you lots of prewritten mixins, a compiler and other neat stuff</text:p>
              </text:list-item>
              <text:list-item>
                <text:p>http://compass-style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Sprites</text:p>
          </draw:text-box>
        </draw:frame>
        <draw:frame presentation:style-name="pr2" draw:layer="layout" svg:width="23.399cm" svg:height="8.8cm" svg:x="3.2cm" svg:y="10.8cm" presentation:class="outline">
          <draw:text-box>
            <text:list text:style-name="L2">
              <text:list-item>
                <text:p>Sprites are good because they reduce HTTP requests</text:p>
              </text:list-item>
              <text:list-item>
                <text:p>Just one sprite rather than a bunch of seperate images</text:p>
              </text:list-item>
              <text:list-item>
                <text:p>Use background-position to show only the part of the sprite file we care ab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Spriting with Compass</text:p>
          </draw:text-box>
        </draw:frame>
        <draw:frame presentation:style-name="pr2" draw:layer="layout" svg:width="23.399cm" svg:height="8.8cm" svg:x="3.2cm" svg:y="10.8cm" presentation:class="outline">
          <draw:text-box>
            <text:list text:style-name="L2">
              <text:list-item>
                <text:p>One of the best features of Compass is its built in spriting</text:p>
              </text:list-item>
              <text:list-item>
                <text:p>You just drop a bunch of PNGs into a folder and Compass can import them, create a sprite, and give you the co-ordinates for the various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399cm" svg:height="17.6cm" svg:x="3.2cm" svg:y="2cm" presentation:class="outline" presentation:user-transformed="true">
          <draw:text-box>
            <text:p><text:span text:style-name="T4">/////// SCSS</text:span></text:p>
            <text:p><text:span text:style-name="T4">@import "mySpriteFolder/*.png";</text:span></text:p>
            <text:p><text:span text:style-name="T4">$mySpriteFolder-spacing: 15px;</text:span></text:p>
            <text:p><text:span text:style-name="T4">.my-selector {</text:span><text:span text:style-name="T4"><text:line-break/></text:span><text:span text:style-name="T4"> <text:s text:c="3"/>@include mySpriteFolder-sprite(</text:span><text:span text:style-name="T4"><text:line-break/></text:span><text:span text:style-name="T4"> <text:s text:c="7"/>myImageName,</text:span><text:span text:style-name="T4"><text:line-break/></text:span><text:span text:style-name="T4"> <text:s text:c="7"/>$offset-y: 5px,</text:span><text:span text:style-name="T4"><text:line-break/></text:span><text:span text:style-name="T4"> <text:s text:c="7"/>$offset-x: 0px</text:span><text:span text:style-name="T4"><text:line-break/></text:span><text:span text:style-name="T4"> <text:s text:c="3"/>);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399cm" svg:height="17.6cm" svg:x="3.2cm" svg:y="2cm" presentation:class="outline" presentation:user-transformed="true">
          <draw:text-box>
            <text:p><text:span text:style-name="T4">////// COMPILED CSS</text:span></text:p>
            <text:p><text:span text:style-name="T4">.my-selector {</text:span><text:span text:style-name="T4"><text:line-break/></text:span><text:span text:style-name="T4"> <text:s text:c="3"/>background: url("mySpriteFolder-s0b5333a.png")</text:span><text:span text:style-name="T4"><text:line-break/></text:span><text:span text:style-name="T4"> <text:s text:c="7"/>no-repeat </text:span><text:span text:style-name="T4"><text:line-break/></text:span><text:span text:style-name="T4"> <text:s text:c="7"/>scroll </text:span><text:span text:style-name="T4"><text:line-break/></text:span><text:span text:style-name="T4"> <text:s text:c="7"/>0 0 </text:span><text:span text:style-name="T4"><text:line-break/></text:span><text:span text:style-name="T4"> <text:s text:c="7"/>rgba(0, 0, 0, 0);</text:span><text:span text:style-name="T4"><text:line-break/></text:span><text:span text:style-name="T4">}</text:span></text:p>
            <text:p><text:span text:style-name="T4">.my-selector {</text:span><text:span text:style-name="T4"><text:line-break/></text:span><text:span text:style-name="T4"> <text:s text:c="3"/>background-position: 9px -3312px;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Retina images</text:p>
          </draw:text-box>
        </draw:frame>
        <draw:frame presentation:style-name="pr2" draw:layer="layout" svg:width="23.399cm" svg:height="8.8cm" svg:x="3.2cm" svg:y="10.8cm" presentation:class="outline">
          <draw:text-box>
            <text:list text:style-name="L2">
              <text:list-item>
                <text:p>We want higher resolution images for newer displays, smartphones etc</text:p>
              </text:list-item>
              <text:list-item>
                <text:p>We can use a sprite file still, but we'll have to reduce the size of the image using background-size so it still takes up the same amount of physical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Adding a retina sprite</text:p>
          </draw:text-box>
        </draw:frame>
        <draw:frame presentation:style-name="pr2" draw:layer="layout" svg:width="23.399cm" svg:height="8.8cm" svg:x="3.2cm" svg:y="10.8cm" presentation:class="outline">
          <draw:text-box>
            <text:list text:style-name="L2">
              <text:list-item>
                <text:p>We can import an additional folder for highres images</text:p>
              </text:list-item>
              <text:list-item>
                <text:p>The tricky part is: we need to know the width of the <text:span text:style-name="T5">generated</text:span> sprite file in order to halve it</text:p>
              </text:list-item>
              <text:list-item>
                <text:p>Compass gives us a nice function for this,<text:line-break/><text:span text:style-name="T6">image-width(sprite-path($myHighresSpriteFolder-sprite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3.4cm" svg:height="3.506cm" svg:x="3.2cm" svg:y="4cm" presentation:class="title" presentation:user-transformed="true">
          <draw:text-box>
            <text:p><text:span text:style-name="T7">Why can't we just use %?</text:span></text:p>
          </draw:text-box>
        </draw:frame>
        <draw:frame presentation:style-name="pr2" draw:layer="layout" svg:width="23.399cm" svg:height="8.8cm" svg:x="3.2cm" svg:y="10.8cm" presentation:class="outline">
          <draw:text-box>
            <text:list text:style-name="L2">
              <text:list-item>
                <text:p>If you give background-size a % attribute it will be a percentage of the container you are setting the property on, not a percentage of the image you are supply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Wouldn't it be nice...</text:p>
          </draw:text-box>
        </draw:frame>
        <draw:frame presentation:style-name="pr2" draw:layer="layout" svg:width="23.399cm" svg:height="8.8cm" svg:x="3.2cm" svg:y="10.8cm" presentation:class="outline">
          <draw:text-box>
            <text:p>… to have one mixin that sorted out both the regular and retina sprite image at the same time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3.399cm" svg:height="17.8cm" svg:x="3.2cm" svg:y="2cm" presentation:class="outline" presentation:user-transformed="true">
          <draw:text-box>
            <text:p text:style-name="P6"><text:span text:style-name="T8">$myHighresSpriteFolder-spacing: $mySpriteFolder-spacing * 2;</text:span><text:span text:style-name="T8"><text:line-break/></text:span><text:span text:style-name="T8">$sprites-media-query: "(min-device-pixel-ratio: 1.2)";</text:span></text:p>
            <text:p text:style-name="P6"><text:span text:style-name="T8">@mixin bg-sprite($name, $offset-x: 0, $offset-y:0, $highres-version: false, $highres-offset-x: $offset-x, $highres-offset-y: $offset-y ) {</text:span></text:p>
            <text:p text:style-name="P6"><text:span text:style-name="T8"><text:s text:c="2"/></text:span><text:span text:style-name="T8">background-image: sprite-url($mySpriteFolder-sprites);</text:span><text:span text:style-name="T8"><text:line-break/></text:span><text:span text:style-name="T8"> <text:s/>background-position: sprite-position($mySpriteFolder-sprites, $name, $offset-x, $offset-y);</text:span><text:span text:style-name="T8"><text:line-break/></text:span><text:span text:style-name="T8"> <text:s/>background-repeat: no-repeat;</text:span></text:p>
            <text:p text:style-name="P6"><text:span text:style-name="T8"><text:s text:c="2"/></text:span><text:span text:style-name="T8">@if $highres-version == true {</text:span><text:span text:style-name="T8"><text:line-break/></text:span><text:span text:style-name="T8"> <text:s text:c="3"/>$highres-offset-x: $highres-offset-x * 2;</text:span><text:span text:style-name="T8"><text:line-break/></text:span><text:span text:style-name="T8"> <text:s text:c="3"/>$highres-offset-y: $highres-offset-y * 2;</text:span></text:p>
            <text:p text:style-name="P6"><text:span text:style-name="T8"><text:s text:c="4"/></text:span><text:span text:style-name="T8">@media #{$sprites-media-query} {</text:span><text:span text:style-name="T8"><text:line-break/></text:span><text:span text:style-name="T8"> <text:s text:c="5"/>background-image: sprite-url($myHighresSpriteFolder-sprites);</text:span><text:span text:style-name="T8"><text:line-break/></text:span><text:span text:style-name="T8"> <text:s text:c="5"/>background-position: round(nth(sprite-position($myHighresSpriteFolder-sprites, $name, $highres-offset-x, $highres-offset-y), 1) / 2) round(nth(sprite-position($myHighresSpriteFolder-sprites, $name, $highres-offset-x, $highres-offset-y), 2) / 2);</text:span><text:span text:style-name="T8"><text:line-break/></text:span><text:span text:style-name="T8"> <text:s text:c="5"/>@include background-size(round(image-width(sprite-path($myHighresSpriteFolder-sprites)) / 2) auto);</text:span><text:span text:style-name="T8"><text:line-break/></text:span><text:span text:style-name="T8"> <text:s text:c="3"/>}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3.4cm" svg:height="3.506cm" svg:x="3.2cm" svg:y="4cm" presentation:class="title" presentation:user-transformed="true">
          <draw:text-box>
            <text:p text:style-name="P7"><text:span text:style-name="T9">Um, let's break that down</text:span></text:p>
          </draw:text-box>
        </draw:frame>
        <draw:frame presentation:style-name="pr2" draw:text-style-name="P8" draw:layer="layout" svg:width="23.399cm" svg:height="8.8cm" svg:x="3.2cm" svg:y="10.8cm" presentation:class="outline">
          <draw:text-box>
            <text:p text:style-name="P8"><text:span text:style-name="T10">$myHighresSpriteFolder-spacing:</text:span><text:span text:style-name="T10"><text:line-break/></text:span><text:span text:style-name="T10"> <text:s text:c="3"/>$mySpriteFolder-spacing * 2;</text:span></text:p>
            <text:p text:style-name="P8"><text:span text:style-name="T10"><text:line-break/></text:span><text:span text:style-name="T10">$sprites-media-query: </text:span><text:span text:style-name="T10"><text:line-break/></text:span><text:span text:style-name="T10"> <text:s text:c="3"/>"(min-device-pixel-ratio: 1.2)"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3.399cm" svg:height="17.8cm" svg:x="3.2cm" svg:y="1.8cm" presentation:class="outline" presentation:user-transformed="true">
          <draw:text-box>
            <text:p text:style-name="P8"><text:span text:style-name="T10">@mixin bg-sprite(</text:span><text:span text:style-name="T10"><text:line-break/></text:span><text:span text:style-name="T10"> <text:s text:c="3"/>$name, </text:span><text:span text:style-name="T10"><text:line-break/></text:span><text:span text:style-name="T10"> <text:s text:c="3"/>$offset-x: 0, </text:span><text:span text:style-name="T10"><text:line-break/></text:span><text:span text:style-name="T10"> <text:s text:c="3"/>$offset-y: 0, </text:span><text:span text:style-name="T10"><text:line-break/></text:span><text:span text:style-name="T10"> <text:s text:c="3"/>$highres-version: false, </text:span><text:span text:style-name="T10"><text:line-break/></text:span><text:span text:style-name="T10"> <text:s text:c="3"/>$highres-offset-x: $offset-x, </text:span><text:span text:style-name="T10"><text:line-break/></text:span><text:span text:style-name="T10"> <text:s text:c="3"/>$highres-offset-y: $offset-y) </text:span><text:span text:style-name="T10"><text:line-break/></text:span><text:span text:style-name="T10">{</text:span></text:p>
            <text:p text:style-name="P8"><text:span text:style-name="T10"><text:s text:c="4"/></text:span><text:span text:style-name="T10">background-image: </text:span><text:span text:style-name="T10"><text:line-break/></text:span><text:span text:style-name="T10"> <text:s text:c="7"/>sprite-url($mySpriteFolder-sprites);</text:span></text:p>
            <text:p text:style-name="P8"><text:span text:style-name="T10"><text:s text:c="4"/></text:span><text:span text:style-name="T10">background-position:</text:span><text:span text:style-name="T10"><text:line-break/></text:span><text:span text:style-name="T10"> <text:s text:c="7"/>sprite-position(</text:span><text:span text:style-name="T10"><text:line-break/></text:span><text:span text:style-name="T10"> <text:s text:c="11"/>$mySpriteFolder-sprites, </text:span><text:span text:style-name="T10"><text:line-break/></text:span><text:span text:style-name="T10"> <text:s text:c="11"/></text:span><text:span text:style-name="T10">$name, </text:span><text:span text:style-name="T10"><text:line-break/></text:span><text:span text:style-name="T10"> <text:s text:c="11"/></text:span><text:span text:style-name="T10">$offset-x, </text:span><text:span text:style-name="T10"><text:line-break/></text:span><text:span text:style-name="T10"> <text:s text:c="11"/></text:span><text:span text:style-name="T10">$offset-y);</text:span></text:p>
            <text:p text:style-name="P8"><text:span text:style-name="T10"><text:s text:c="4"/></text:span><text:span text:style-name="T10">background-repeat: no-repea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3.399cm" svg:height="17.8cm" svg:x="3.2cm" svg:y="1.8cm" presentation:class="outline" presentation:user-transformed="true">
          <draw:text-box>
            <text:p text:style-name="P8"><text:span text:style-name="T10">@if $highres-version == true {</text:span></text:p>
            <text:p text:style-name="P8"><text:span text:style-name="T10">$highres-offset-x: $highres-offset-x * 2;</text:span><text:span text:style-name="T10"><text:line-break/></text:span><text:span text:style-name="T10">$highres-offset-y: $highres-offset-y * 2;</text:span></text:p>
            <text:p text:style-name="P8"><text:span text:style-name="T10">@media #{$sprites-media-query} {</text:span></text:p>
            <text:p text:style-name="P8"><text:span text:style-name="T10"><text:s text:c="2"/></text:span><text:span text:style-name="T10">background-image: </text:span><text:span text:style-name="T10"><text:line-break/></text:span><text:span text:style-name="T10"> <text:s text:c="3"/>sprite-url($myHighresSpriteFolder-sprites);</text:span></text:p>
            <text:p text:style-name="P8"><text:span text:style-name="T10"><text:s text:c="2"/></text:span><text:span text:style-name="T10">@include background-size(</text:span><text:span text:style-name="T10"><text:line-break/></text:span><text:span text:style-name="T10"> <text:s text:c="3"/>round(image-width(</text:span><text:span text:style-name="T10"><text:line-break/></text:span><text:span text:style-name="T10"> <text:s text:c="5"/>sprite-path</text:span><text:span text:style-name="T10"><text:line-break/></text:span><text:span text:style-name="T10"> <text:s text:c="7"/>($myHighresSpriteFolder-sprites)</text:span><text:span text:style-name="T10"><text:line-break/></text:span><text:span text:style-name="T10"> <text:s text:c="3"/>) / 2) </text:span><text:span text:style-name="T10"><text:line-break/></text:span><text:span text:style-name="T10"> <text:s text:c="3"/>auto</text:span><text:span text:style-name="T10"><text:line-break/></text:span><text:span text:style-name="T10"> <text:s/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3.399cm" svg:height="17.8cm" svg:x="3.2cm" svg:y="1.8cm" presentation:class="outline" presentation:user-transformed="true">
          <draw:text-box>
            <text:p text:style-name="P8"><text:span text:style-name="T10">background-position: </text:span><text:span text:style-name="T10"><text:line-break/></text:span><text:span text:style-name="T10"> <text:s text:c="3"/>round(</text:span><text:span text:style-name="T10"><text:line-break/></text:span><text:span text:style-name="T10"> <text:s text:c="5"/></text:span><text:span text:style-name="T11">nth</text:span><text:span text:style-name="T10">(sprite-position(</text:span><text:span text:style-name="T10"><text:line-break/></text:span><text:span text:style-name="T10"> <text:s text:c="9"/>$myHighresSpriteFolder-sprites,</text:span><text:span text:style-name="T10"><text:line-break/></text:span><text:span text:style-name="T10"> <text:s text:c="9"/>$name, </text:span><text:span text:style-name="T10"><text:line-break/></text:span><text:span text:style-name="T10"> <text:s text:c="9"/>$highres-offset-x, </text:span><text:span text:style-name="T10"><text:line-break/></text:span><text:span text:style-name="T10"> <text:s text:c="9"/>$highres-offset-y</text:span><text:span text:style-name="T10"><text:line-break/></text:span><text:span text:style-name="T10"> <text:s text:c="5"/>), </text:span><text:span text:style-name="T11">1</text:span><text:span text:style-name="T10">)</text:span><text:span text:style-name="T10"><text:line-break/></text:span><text:span text:style-name="T10"> <text:s text:c="3"/>/ 2)</text:span></text:p>
            <text:p text:style-name="P8"><text:span text:style-name="T10"><text:s text:c="4"/></text:span><text:span text:style-name="T10">round(</text:span><text:span text:style-name="T10"><text:line-break/></text:span><text:span text:style-name="T10"> <text:s text:c="5"/></text:span><text:span text:style-name="T11">nth</text:span><text:span text:style-name="T10">(sprite-position(</text:span><text:span text:style-name="T10"><text:line-break/></text:span><text:span text:style-name="T10"> <text:s text:c="7"/>$myHighresSpriteFolder-sprites, </text:span><text:span text:style-name="T10"><text:line-break/></text:span><text:span text:style-name="T10"> <text:s text:c="7"/>$name, </text:span><text:span text:style-name="T10"><text:line-break/></text:span><text:span text:style-name="T10"> <text:s text:c="7"/>$highres-offset-x, </text:span><text:span text:style-name="T10"><text:line-break/></text:span><text:span text:style-name="T10"> <text:s text:c="7"/>$highres-offset-y</text:span></text:p>
            <text:p text:style-name="P8"><text:span text:style-name="T10"><text:s text:c="7"/></text:span><text:span text:style-name="T10">), </text:span><text:span text:style-name="T11">2</text:span><text:span text:style-name="T10">)</text:span><text:span text:style-name="T10"><text:line-break/></text:span><text:span text:style-name="T10"> <text:s text:c="3"/>/ 2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Now we can call it</text:p>
          </draw:text-box>
        </draw:frame>
        <draw:frame presentation:style-name="pr2" draw:layer="layout" svg:width="23.399cm" svg:height="8.8cm" svg:x="3.2cm" svg:y="10.8cm" presentation:class="outline">
          <draw:text-box>
            <text:p><text:span text:style-name="T10">@include bg-sprite(my-icon, 5px, 6px, true)</text:span>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3.4cm" svg:height="3.506cm" svg:x="3.2cm" svg:y="4cm" presentation:class="title">
          <draw:text-box>
            <text:p>Check it out on github:</text:p>
          </draw:text-box>
        </draw:frame>
        <draw:frame presentation:style-name="pr2" draw:layer="layout" svg:width="23.399cm" svg:height="8.8cm" svg:x="3.2cm" svg:y="10.8cm" presentation:class="outline">
          <draw:text-box>
            <text:p>github.com/jenofdoom/retina-spriting-demo</text:p>
            <text:p/>
            <text:p>Other things I didn't have time to cover:</text:p>
            <text:list text:style-name="L2">
              <text:list-item>
                <text:p>Debug mode</text:p>
              </text:list-item>
              <text:list-item>
                <text:p>Multiple background images with gradient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1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5e27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1" fo:font-family="Ubuntu" style:font-pitch="variable" fo:font-size="6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0pt" style:font-style-asian="normal" style:font-weight-asian="normal" style:font-name-complex="FreeSans" style:font-family-complex="FreeSans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5e27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svg:stroke-width="0.2cm" svg:stroke-color="#ffffff" draw:marker-start-width="0.5cm" draw:marker-end-width="0.5cm" draw:fill="none" draw:textarea-vertical-align="middle" fo:padding-top="0.1cm" fo:padding-bottom="0.1cm" fo:padding-left="0.1cm" fo:padding-right="0.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4cm" svg:height="3.506cm" svg:x="3.2cm" svg:y="4cm" presentation:class="title" presentation:placeholder="true">
        <draw:text-box/>
      </draw:frame>
      <draw:frame presentation:style-name="Default-outline1" draw:layer="backgroundobjects" svg:width="23.399cm" svg:height="8.8cm" svg:x="3.2cm" svg:y="10.8cm" presentation:class="outline" presentation:placeholder="true">
        <draw:text-box/>
      </draw:frame>
      <draw:line presentation:style-name="Mpr1" draw:text-style-name="MP3" draw:layer="backgroundobjects" svg:x1="1.4cm" svg:y1="19.6cm" svg:x2="1.4cm" svg:y2="1.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 </meta:initial-creator>
    <meta:creation-date>2014-06-14T15:20:07.899740574</meta:creation-date>
    <dc:date>2014-06-15T13:20:11.636689438</dc:date>
    <dc:creator>Jen </dc:creator>
    <meta:editing-duration>PT3H56M58S</meta:editing-duration>
    <meta:editing-cycles>5</meta:editing-cycles>
    <meta:generator>LibreOffice/4.2.3.3$Linux_X86_64 LibreOffice_project/420m0$Build-3</meta:generator>
    <meta:document-statistic meta:object-count="85"/>
  </office:meta>
</office:document-meta>
</file>